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3.34999mm" fo:page-width="133.34999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ffffff" draw:opacity="100.0%" draw:stroke="none"/>
    </style:style>
    <style:style style:family="graphic" style:name="style-4">
      <style:graphic-properties draw:fill="solid" draw:fill-color="#ffffff" draw:opacity="100.0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2429">
          <draw:g draw:id="layer1">
            <draw:path svg:d="M 3355.8547 11709.8125 C 3142.1946 11603.131 3110.414 10974.039 3291.7515 10440.886 C 3446.7275 9985.236 3625.5613 9744.466 4309.2007 9071.058 C 4925.096 8464.378 5089.1597 8264.673 5280.8174 7888.364 C 5509.5493 7439.2603 5599.756 7084.0 5623.781 6537.672 C 5632.26 6344.857 5632.827 6187.099 5625.042 6187.099 C 5617.2563 6187.099 5487.4814 6262.532 5336.652 6354.7285 C 5185.8228 6446.925 4846.253 6632.1084 4582.052 6766.2476 C 3579.3074 7275.358 3421.8767 7424.8345 2974.469 8292.611 C 2891.3503 8453.825 2770.0605 8653.617 2704.9358 8736.592 C 2496.27 9002.455 2160.8518 9203.349 1925.6293 9203.349 C 1825.236 9203.349 1641.3002 9134.249 1543.861 9059.929 C 1498.4269 9025.274 1439.7692 8949.276 1413.51 8891.044 C 1370.284 8795.187 1354.1434 8783.455 1242.9462 8767.068 C 483.43945 8655.145 -55.191536 7994.3774 4.516742 7247.8223 C 42.905113 6767.8423 258.8768 6287.995 802.0148 5475.938 C 1173.7306 4920.1777 1324.7975 4650.657 1428.4354 4358.334 C 1482.1571 4206.805 1488.4093 4139.313 1489.4181 3700.0159 L 1490.5424 3210.5369 L 1576.2456 3029.5845 C 1647.6487 2878.8254 1722.7944 2788.323 2026.6074 2487.1887 C 2227.1697 2288.395 2425.7817 2074.5508 2467.968 2011.9797 L 2544.6694 1898.2145 L 2486.6052 1165.3134 C 2406.5686 155.0691 2406.3635 157.69643 2570.6187 88.63229 C 2682.505 41.587463 2677.0947 38.978462 3522.9805 547.91583 C 3913.2166 782.7063 4241.5586 974.80774 4252.6284 974.80774 C 4263.6978 974.80774 4472.749 760.7564 4717.1855 499.13834 C 5085.4873 104.94832 5177.321 20.522457 5253.301 6.268543 C 5414.8643 -24.041046 5453.168 30.049541 5782.021 752.9084 L 6083.463 1415.5131 L 6247.6274 1391.4742 C 6483.3364 1356.9587 7057.2266 1387.3905 7355.2583 1450.2089 C 7896.4243 1564.2749 8433.8125 1796.9656 8868.848 2105.5981 C 9159.298 2311.6555 9627.082 2784.7627 9843.633 3091.4744 C 10311.558 3754.219 10650.688 4495.9966 10961.557 5536.6963 C 11495.351 7323.6875 11824.186 9413.432 11832.933 11074.297 C 11835.688 11597.313 11834.422 11610.433 11775.485 11669.609 L 11715.223 11730.12 L 7568.611 11736.4795 C 4297.0576 11741.497 3408.042 11735.869 3355.8547 11709.8125 L 3355.8547 11709.8125 z" svg:height="117.38142mm" draw:style-name="style-2" svg:viewBox="0.0 0.0 11833.728 11738.142" svg:width="118.33727mm" svg:x="7.5063605mm" svg:y="7.9842854mm"/>
            <draw:path svg:d="M 433.8943 248.41888 C 199.82468 107.83468 4.960937 -3.9068189 0.8635616 0.104765885 C -3.233814 4.1164517 7.6493225 197.7671 25.048534 430.43964 L 56.68339 853.48065 L 458.07925 678.75354 L 859.4751 504.02646 L 433.8943 248.41888 z" svg:height="8.534806mm" draw:style-name="style-3" svg:viewBox="0.0 0.0 859.4751 853.48065" svg:width="8.594751mm" svg:x="36.880733mm" svg:y="15.470223mm"/>
            <draw:path svg:d="M 10911.703 10605.063 C 10988.098 10528.669 10988.081 10525.381 10905.893 9481.842 C 10752.351 7532.321 10276.918 5238.1377 9751.708 3912.3633 C 9597.892 3524.0906 9304.703 2969.073 9101.793 2682.0508 C 8666.243 2065.9543 8018.8535 1561.4095 7360.4746 1324.9503 C 6965.471 1183.0834 6659.6553 1134.0433 6185.2285 1136.4906 C 5901.667 1137.9534 5679.449 1153.1265 5551.1675 1179.7844 C 5442.5435 1202.3573 5339.8423 1215.5205 5322.942 1209.035 C 5306.0425 1202.5503 5199.3735 992.56793 5085.901 742.408 C 4972.4272 492.24826 4850.009 222.86833 4813.859 143.78593 L 4748.131 0.0 L 4335.586 426.01987 L 3923.0405 852.03973 L 3204.292 1161.3489 L 2485.5432 1470.6575 L 2312.235 1702.7394 C 2216.9153 1830.3846 2019.3439 2045.166 1873.1873 2180.0317 C 1480.8004 2542.105 1489.2585 2522.42 1486.9716 3078.9258 C 1485.334 3477.444 1476.8438 3569.5908 1426.0275 3740.3843 C 1325.8478 4077.0852 1102.6941 4497.6587 724.09576 5063.301 C 308.78937 5683.786 92.71347 6096.3174 31.010702 6386.5356 C -21.430983 6633.1953 -5.989621 6941.3013 66.95913 7103.826 C 195.74406 7390.75 512.27954 7618.3813 822.8014 7647.379 L 992.69574 7663.2437 L 1169.917 7428.22 C 1267.3887 7298.957 1373.0758 7178.736 1404.7771 7161.061 C 1532.9774 7089.586 1670.9535 7134.9863 1726.4175 7266.897 C 1773.0887 7377.8955 1749.8665 7431.373 1525.1033 7730.5054 C 1423.3303 7865.9526 1343.8778 7996.921 1348.5422 8021.547 C 1363.8914 8102.5845 1528.3092 8093.149 1651.1245 8004.181 C 1821.1632 7881.0063 1934.553 7722.1865 2165.188 7284.158 C 2283.475 7059.505 2431.9814 6803.136 2495.2014 6714.452 C 2737.915 6373.9756 3103.8916 6108.9023 3866.0088 5721.5884 C 4615.8145 5340.5312 5278.944 4917.6567 5474.641 4695.772 C 5705.3877 4434.148 5803.197 4129.0093 5780.318 3742.1443 C 5763.1772 3452.3264 5792.476 3365.6953 5923.0215 3320.1875 C 5989.2827 3297.0881 6024.3433 3299.652 6093.962 3332.6882 C 6204.6064 3385.1924 6238.8105 3476.3923 6257.1064 3767.6917 C 6285.031 4212.2686 6085.8765 4737.2554 5765.7505 5062.9497 L 5589.916 5241.842 L 5611.2217 5410.5396 C 5642.945 5661.7124 5611.116 6233.078 5550.2383 6505.28 C 5430.2534 7041.7603 5204.4614 7552.653 4908.937 7956.329 C 4821.302 8076.0366 4494.491 8425.495 4175.112 8741.009 C 3605.4155 9303.81 3440.679 9503.065 3311.1343 9786.03 C 3228.7043 9966.079 3170.025 10242.777 3169.4375 10454.186 L 3168.9785 10619.551 L 6911.271 10619.551 C 9377.592 10619.551 10659.139 10628.572 10669.916 10646.009 C 10701.913 10697.781 10842.854 10673.913 10911.703 10605.063 L 10911.703 10605.063 z" svg:height="106.73963mm" draw:style-name="style-4" svg:viewBox="0.0 0.0 10968.287 10673.964" svg:width="109.68287mm" svg:x="12.285541mm" svg:y="14.459769mm"/>
            <draw:path svg:d="M 19.806606 1052.1669 C 139.50859 826.6759 484.6379 271.4987 554.7665 191.6263 C 697.45557 29.112402 918.6024 -40.54904 1087.7152 23.747742 C 1125.0433 37.939785 1155.5836 64.999664 1155.5836 83.880936 C 1155.5836 166.2887 941.007 477.07114 758.0357 659.6718 C 606.998 810.40186 504.7877 885.13367 334.70218 969.1935 C 211.37961 1030.1414 82.668564 1087.702 48.67738 1097.1047 C -9.126138 1113.0957 -10.994161 1110.1881 19.806606 1052.1669 z" svg:height="11.054647mm" draw:style-name="style-5" svg:viewBox="0.0 0.0 1155.5837 1105.4647" svg:width="11.555838mm" svg:x="30.302822mm" svg:y="39.97792mm"/>
            <draw:path svg:d="M 12.70897 670.8892 C 22.80606 461.2057 39.524494 376.1495 94.05332 257.0426 C 166.23006 99.388306 283.94846 0.18651961 399.0767 0.0 C 547.97644 -0.24304071 695.419 148.49545 695.419 298.94492 C 695.4188 413.02548 581.29443 535.7844 288.17493 736.9979 L 0.0 934.81775 L 12.70897 670.8892 z" svg:height="9.348181mm" draw:style-name="style-6" svg:viewBox="0.0 0.0 695.419 934.81805" svg:width="6.95419mm" svg:x="14.002387mm" svg:y="76.20627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3.34999mm" fo:page-width="133.34999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